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fo:wrap-option="no-wrap"/>
    </style:style>
    <style:style style:name="ce4" style:family="table-cell" style:parent-style-name="Default">
      <style:table-cell-properties fo:wrap-option="no-wrap"/>
    </style:style>
    <style:style style:name="ce22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wrap-option="wrap" fo:border="0.06pt solid #000000"/>
    </style:style>
    <style:style style:name="ce27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f413d" fo:border="0.06pt solid #000000"/>
      <style:text-properties fo:color="#000000"/>
    </style:style>
    <style:style style:name="ce19" style:family="table-cell" style:parent-style-name="Default" style:data-style-name="N124">
      <style:table-cell-properties fo:border="0.06pt solid #000000"/>
    </style:style>
    <style:style style:name="ce14" style:family="table-cell" style:parent-style-name="Default">
      <style:table-cell-properties fo:background-color="#ef413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ircle" table:style-name="ta1">
        <table:table-column table:style-name="co1" table:default-cell-style-name="Default"/>
        <table:table-column table:style-name="co1" table:number-columns-repeated="2" table:default-cell-style-name="ce21"/>
        <table:table-column table:style-name="co1" table:number-columns-repeated="3" table:default-cell-style-name="Default"/>
        <table:table-column table:style-name="co2" table:default-cell-style-name="ce21"/>
        <table:table-column table:style-name="co1" table:default-cell-style-name="ce15"/>
        <table:table-column table:style-name="co1" table:default-cell-style-name="ce2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5" office:value-type="string" calcext:value-type="string">
            <text:p>Domain Size</text:p>
          </table:table-cell>
          <table:table-cell table:style-name="ce26" office:value-type="string" calcext:value-type="string">
            <text:p>“-X”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ells in Red indicate values to be input</text:p>
          </table:table-cell>
          <table:table-cell table:style-name="ce4" table:number-columns-repeated="2"/>
          <table:table-cell table:number-columns-repeated="2"/>
          <table:table-cell table:style-name="ce25" office:value-type="string" calcext:value-type="string">
            <text:p>Domain Size</text:p>
          </table:table-cell>
          <table:table-cell table:style-name="ce26" office:value-type="string" calcext:value-type="string">
            <text:p>“+X”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office:value-type="string" calcext:value-type="string">
            <text:p>Input Values</text:p>
          </table:table-cell>
          <table:table-cell table:style-name="ce13" office:value-type="string" calcext:value-type="string">
            <text:p>Circle radius</text:p>
          </table:table-cell>
          <table:table-cell table:style-name="ce14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5" office:value-type="string" calcext:value-type="string">
            <text:p>Domain Size</text:p>
          </table:table-cell>
          <table:table-cell table:style-name="ce26" office:value-type="string" calcext:value-type="string">
            <text:p>“+Y”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5" office:value-type="string" calcext:value-type="string">
            <text:p>Domain Size</text:p>
          </table:table-cell>
          <table:table-cell table:style-name="ce26" office:value-type="string" calcext:value-type="string">
            <text:p>“-Y”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5" office:value-type="string" calcext:value-type="string">
            <text:p>Position of Sub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adial thickness of outer layer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/>
          <table:table-cell table:style-name="ce20" office:value-type="string" calcext:value-type="string">
            <text:p>POINT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/>
          <table:table-cell table:style-name="ce17" office:value-type="string" calcext:value-type="string">
            <text:p>Arcs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Dimension points of Submarine</text:p>
          </table:table-cell>
          <table:table-cell office:value-type="float" office:value="4" calcext:value-type="float">
            <text:p>4</text:p>
          </table:table-cell>
          <table:table-cell table:style-name="ce12" table:formula="of:=-[.M2]" office:value-type="float" office:value="-0.5" calcext:value-type="float">
            <text:p>-0.5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25" table:number-columns-repeated="3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style-name="ce22" table:formula="of:=[.C8]" office:value-type="float" office:value="20" calcext:value-type="float">
            <text:p>20</text:p>
          </table:table-cell>
          <table:table-cell table:number-columns-repeated="2"/>
          <table:covered-table-cell table:style-name="ce7"/>
          <table:table-cell office:value-type="float" office:value="5" calcext:value-type="float">
            <text:p>5</text:p>
          </table:table-cell>
          <table:table-cell table:style-name="ce12" table:formula="of:=-[.I10]" office:value-type="float" office:value="-0.353553390593274" calcext:value-type="float">
            <text:p>-0.353553390593274</text:p>
          </table:table-cell>
          <table:table-cell table:style-name="ce12" table:formula="of:=[.I11]/SQRT(2)" office:value-type="float" office:value="0.353553390593274" calcext:value-type="float">
            <text:p>0.353553390593274</text:p>
          </table:table-cell>
          <table:table-cell/>
          <table:table-cell table:style-name="ce25" office:value-type="string" calcext:value-type="string">
            <text:p>4-5</text:p>
          </table:table-cell>
          <table:table-cell table:style-name="ce19" table:formula="of:=-SQRT([.$M$2]^2-[.M10]^2)" office:value-type="float" office:value="-0.467707173346743" calcext:value-type="float">
            <text:p>-0.46771</text:p>
          </table:table-cell>
          <table:table-cell table:style-name="ce25" table:formula="of:=([.I9]+[.I10])/2" office:value-type="float" office:value="0.176776695296637" calcext:value-type="float">
            <text:p>0.176776695296637</text:p>
          </table:table-cell>
        </table:table-row>
        <table:table-row table:style-name="ro1">
          <table:table-cell/>
          <table:table-cell office:value-type="string" calcext:value-type="string">
            <text:p>Y4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covered-table-cell table:style-name="ce7"/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M2]" office:value-type="float" office:value="0.5" calcext:value-type="float">
            <text:p>0.5</text:p>
          </table:table-cell>
          <table:table-cell/>
          <table:table-cell table:style-name="ce25" office:value-type="string" calcext:value-type="string">
            <text:p>5-6</text:p>
          </table:table-cell>
          <table:table-cell table:style-name="ce19" table:formula="of:=-SQRT([.$M$2]^2-[.M11]^2)" office:value-type="float" office:value="-0.260502691639994" calcext:value-type="float">
            <text:p>-0.26050</text:p>
          </table:table-cell>
          <table:table-cell table:style-name="ce25" table:formula="of:=([.I10]+[.I11])/2" office:value-type="float" office:value="0.426776695296637" calcext:value-type="float">
            <text:p>0.426776695296637</text:p>
          </table:table-cell>
        </table:table-row>
        <table:table-row table:style-name="ro1">
          <table:table-cell/>
          <table:table-cell office:value-type="string" calcext:value-type="string">
            <text:p>Y5</text:p>
          </table:table-cell>
          <table:table-cell table:style-name="ce22" table:formula="of:=[.C8]" office:value-type="float" office:value="20" calcext:value-type="float">
            <text:p>20</text:p>
          </table:table-cell>
          <table:table-cell table:number-columns-repeated="2"/>
          <table:covered-table-cell table:style-name="ce7"/>
          <table:table-cell office:value-type="float" office:value="8" calcext:value-type="float">
            <text:p>8</text:p>
          </table:table-cell>
          <table:table-cell table:style-name="ce12" table:formula="of:=-[.H10]" office:value-type="float" office:value="0.353553390593274" calcext:value-type="float">
            <text:p>0.353553390593274</text:p>
          </table:table-cell>
          <table:table-cell table:style-name="ce12" table:formula="of:=[.I10]" office:value-type="float" office:value="0.353553390593274" calcext:value-type="float">
            <text:p>0.353553390593274</text:p>
          </table:table-cell>
          <table:table-cell/>
          <table:table-cell table:style-name="ce25" office:value-type="string" calcext:value-type="string">
            <text:p>6-8</text:p>
          </table:table-cell>
          <table:table-cell table:style-name="ce19" table:formula="of:=SQRT([.$M$2]^2-[.M12]^2)" office:value-type="float" office:value="0.260502691639994" calcext:value-type="float">
            <text:p>0.26050</text:p>
          </table:table-cell>
          <table:table-cell table:style-name="ce25" table:formula="of:=([.I11]+[.I12])/2" office:value-type="float" office:value="0.426776695296637" calcext:value-type="float">
            <text:p>0.426776695296637</text:p>
          </table:table-cell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covered-table-cell table:style-name="ce7"/>
          <table:table-cell office:value-type="float" office:value="10" calcext:value-type="float">
            <text:p>10</text:p>
          </table:table-cell>
          <table:table-cell table:style-name="ce12" table:formula="of:=[.M2]" office:value-type="float" office:value="0.5" calcext:value-type="float">
            <text:p>0.5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8-10</text:p>
          </table:table-cell>
          <table:table-cell table:style-name="ce19" table:formula="of:=SQRT([.$M$2]^2-[.M13]^2)" office:value-type="float" office:value="0.467707173346743" calcext:value-type="float">
            <text:p>0.46771</text:p>
          </table:table-cell>
          <table:table-cell table:style-name="ce25" table:formula="of:=([.I12]+[.I13])/2" office:value-type="float" office:value="0.176776695296637" calcext:value-type="float">
            <text:p>0.176776695296637</text:p>
          </table:table-cell>
        </table:table-row>
        <table:table-row table:style-name="ro1">
          <table:table-cell/>
          <table:table-cell office:value-type="string" calcext:value-type="string">
            <text:p>Y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H9]-[.I6]" office:value-type="float" office:value="-1.5" calcext:value-type="float">
            <text:p>-1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1-2</text:p>
          </table:table-cell>
          <table:table-cell table:style-name="ce25" table:formula="of:=[.L10]*(1+[.$I$6]/(SQRT([.L10]^2+[.M10]^2)))" office:value-type="float" office:value="-1.40312152004023" calcext:value-type="float">
            <text:p>-1.40312152004023</text:p>
          </table:table-cell>
          <table:table-cell table:style-name="ce25" table:formula="of:=[.M10]/[.L10]*[.L14]" office:value-type="float" office:value="0.530330085889911" calcext:value-type="float">
            <text:p>0.530330085889911</text:p>
          </table:table-cell>
        </table:table-row>
        <table:table-row table:style-name="ro1">
          <table:table-cell table:style-name="ce20" office:value-type="string" calcext:value-type="string">
            <text:p>BLOCK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H10]*(1+[.$I$6]/(SQRT([.H10]^2+[.I10]^2)))" office:value-type="float" office:value="-1.06066017177982" calcext:value-type="float">
            <text:p>-1.06</text:p>
          </table:table-cell>
          <table:table-cell table:formula="of:=[.I10]/[.H10]*[.H15]" office:value-type="float" office:value="1.06066017177982" calcext:value-type="float">
            <text:p>1.06066017177982</text:p>
          </table:table-cell>
          <table:table-cell/>
          <table:table-cell table:style-name="ce25" office:value-type="string" calcext:value-type="string">
            <text:p>2-7</text:p>
          </table:table-cell>
          <table:table-cell table:style-name="ce25" table:formula="of:=[.L11]*(1+[.$I$6]/(SQRT([.L11]^2+[.M11]^2)))" office:value-type="float" office:value="-0.781508074919981" calcext:value-type="float">
            <text:p>-0.781508074919981</text:p>
          </table:table-cell>
          <table:table-cell table:style-name="ce25" table:formula="of:=[.M11]/[.L11]*[.L15]" office:value-type="float" office:value="1.28033008588991" calcext:value-type="float">
            <text:p>1.28033008588991</text:p>
          </table:table-cell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table:formula="of:=[.I11]+[.I6]" office:value-type="float" office:value="1.5" calcext:value-type="float">
            <text:p>1.5</text:p>
          </table:table-cell>
          <table:table-cell/>
          <table:table-cell table:style-name="ce25" office:value-type="string" calcext:value-type="string">
            <text:p>7-9</text:p>
          </table:table-cell>
          <table:table-cell table:style-name="ce25" table:formula="of:=[.L12]*(1+[.$I$6]/(SQRT([.L12]^2+[.M12]^2)))" office:value-type="float" office:value="0.781508074919981" calcext:value-type="float">
            <text:p>0.781508074919981</text:p>
          </table:table-cell>
          <table:table-cell table:style-name="ce25" table:formula="of:=[.M12]/[.L12]*[.L16]" office:value-type="float" office:value="1.28033008588991" calcext:value-type="float">
            <text:p>1.28033008588991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formula="of:=[.C9]" office:value-type="float" office:value="20" calcext:value-type="float">
            <text:p>2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H12]*(1+[.$I$6]/(SQRT([.H12]^2+[.I12]^2)))" office:value-type="float" office:value="1.06066017177982" calcext:value-type="float">
            <text:p>1.06</text:p>
          </table:table-cell>
          <table:table-cell table:formula="of:=[.I12]/[.H12]*[.H17]" office:value-type="float" office:value="1.06066017177982" calcext:value-type="float">
            <text:p>1.06066017177982</text:p>
          </table:table-cell>
          <table:table-cell/>
          <table:table-cell table:style-name="ce25" office:value-type="string" calcext:value-type="string">
            <text:p>9-11</text:p>
          </table:table-cell>
          <table:table-cell table:style-name="ce25" table:formula="of:=[.L13]*(1+[.$I$6]/(SQRT([.L13]^2+[.M13]^2)))" office:value-type="float" office:value="1.40312152004023" calcext:value-type="float">
            <text:p>1.40312152004023</text:p>
          </table:table-cell>
          <table:table-cell table:style-name="ce25" table:formula="of:=[.M13]/[.L13]*[.L17]" office:value-type="float" office:value="0.530330085889911" calcext:value-type="float">
            <text:p>0.530330085889911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formula="of:=[.B17]" office:value-type="float" office:value="20" calcext:value-type="float">
            <text:p>2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H13]+[.I6]" office:value-type="float" office:value="1.5" calcext:value-type="float">
            <text:p>1.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table:number-columns-repeated="3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formula="of:=[.C18]" office:value-type="float" office:value="20" calcext:value-type="float">
            <text:p>20</text:p>
          </table:table-cell>
          <table:table-cell table:formula="of:=[.C20]" office:value-type="float" office:value="50" calcext:value-type="float">
            <text:p>5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I1]" office:value-type="float" office:value="-3" calcext:value-type="float">
            <text:p>-3.00</text:p>
          </table:table-cell>
          <table:table-cell table:formula="of:=[.I4]" office:value-type="float" office:value="0" calcext:value-type="float">
            <text:p>0</text:p>
          </table:table-cell>
          <table:table-cell/>
          <table:table-cell table:style-name="ce25" table:number-columns-repeated="3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formula="of:=[.B16]" office:value-type="float" office:value="20" calcext:value-type="float">
            <text:p>20</text:p>
          </table:table-cell>
          <table:table-cell table:formula="of:=[.C11]" office:value-type="float" office:value="50" calcext:value-type="float">
            <text:p>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H19]" office:value-type="float" office:value="-3" calcext:value-type="float">
            <text:p>-3.00</text:p>
          </table:table-cell>
          <table:table-cell table:formula="of:=[.I15]" office:value-type="float" office:value="1.06066017177982" calcext:value-type="float">
            <text:p>1.06066017177982</text:p>
          </table:table-cell>
          <table:table-cell table:number-columns-repeated="4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formula="of:=[.B17]" office:value-type="float" office:value="20" calcext:value-type="float">
            <text:p>2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H19]" office:value-type="float" office:value="-3" calcext:value-type="float">
            <text:p>-3.00</text:p>
          </table:table-cell>
          <table:table-cell table:formula="of:=[.I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formula="of:=[.C13]" office:value-type="float" office:value="50" calcext:value-type="float">
            <text:p>50</text:p>
          </table:table-cell>
          <table:table-cell table:formula="of:=[.C21]" office:value-type="float" office:value="20" calcext:value-type="float">
            <text:p>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H15]" office:value-type="float" office:value="-1.06066017177982" calcext:value-type="float">
            <text:p>-1.06</text:p>
          </table:table-cell>
          <table:table-cell table:formula="of:=[.I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formula="of:=[.B22]" office:value-type="float" office:value="50" calcext:value-type="float">
            <text:p>50</text:p>
          </table:table-cell>
          <table:table-cell table:formula="of:=[.C20]" office:value-type="float" office:value="50" calcext:value-type="float">
            <text:p>5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H16]" office:value-type="float" office:value="0" calcext:value-type="float">
            <text:p>0.00</text:p>
          </table:table-cell>
          <table:table-cell table:formula="of:=[.I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formula="of:=[.C25]" office:value-type="float" office:value="10" calcext:value-type="float">
            <text:p>10</text:p>
          </table:table-cell>
          <table:table-cell table:formula="of:=[.C20]" office:value-type="float" office:value="50" calcext:value-type="float">
            <text:p>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H17]" office:value-type="float" office:value="1.06066017177982" calcext:value-type="float">
            <text:p>1.06</text:p>
          </table:table-cell>
          <table:table-cell table:formula="of:=[.I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formula="of:=[.B17]" office:value-type="float" office:value="20" calcext:value-type="float">
            <text:p>20</text:p>
          </table:table-cell>
          <table:table-cell table:formula="of:=[.C14]"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H26]" office:value-type="float" office:value="5" calcext:value-type="float">
            <text:p>5.00</text:p>
          </table:table-cell>
          <table:table-cell table:formula="of:=[.I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13" calcext:value-type="float">
            <text:p>13</text:p>
          </table:table-cell>
          <table:table-cell table:formula="of:=[.H27]" office:value-type="float" office:value="5" calcext:value-type="float">
            <text:p>5.00</text:p>
          </table:table-cell>
          <table:table-cell table:formula="of:=[.I20]" office:value-type="float" office:value="1.06066017177982" calcext:value-type="float">
            <text:p>1.0606601717798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12" calcext:value-type="float">
            <text:p>12</text:p>
          </table:table-cell>
          <table:table-cell table:formula="of:=[.I2]" office:value-type="float" office:value="5" calcext:value-type="float">
            <text:p>5.00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4"/>
        </table:table-row>
      </table:table>
      <table:table table:name="Hexagon" table:style-name="ta1">
        <table:table-column table:style-name="co1" table:default-cell-style-name="Default"/>
        <table:table-column table:style-name="co1" table:number-columns-repeated="2" table:default-cell-style-name="ce21"/>
        <table:table-column table:style-name="co1" table:number-columns-repeated="3" table:default-cell-style-name="Default"/>
        <table:table-column table:style-name="co2" table:default-cell-style-name="ce21"/>
        <table:table-column table:style-name="co1" table:default-cell-style-name="ce15"/>
        <table:table-column table:style-name="co1" table:default-cell-style-name="ce2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5" office:value-type="string" calcext:value-type="string">
            <text:p>Domain Size</text:p>
          </table:table-cell>
          <table:table-cell table:style-name="ce26" office:value-type="string" calcext:value-type="string">
            <text:p>“-X”</text:p>
          </table:table-cell>
          <table:table-cell table:style-name="ce22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5" office:value-type="string" calcext:value-type="string">
            <text:p>Domain Size</text:p>
          </table:table-cell>
          <table:table-cell table:style-name="ce26" office:value-type="string" calcext:value-type="string">
            <text:p>“+X”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office:value-type="string" calcext:value-type="string">
            <text:p>Input Values</text:p>
          </table:table-cell>
          <table:table-cell table:style-name="ce13" office:value-type="string" calcext:value-type="string">
            <text:p>r</text:p>
          </table:table-cell>
          <table:table-cell table:style-name="ce25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5" office:value-type="string" calcext:value-type="string">
            <text:p>Domain Size</text:p>
          </table:table-cell>
          <table:table-cell table:style-name="ce26" office:value-type="string" calcext:value-type="string">
            <text:p>“+Y”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/>
          <table:table-cell table:style-name="ce14" office:value-type="string" calcext:value-type="string">
            <text:p>h</text:p>
          </table:table-cell>
          <table:table-cell table:style-name="ce25" table:formula="of:=[.M2]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5" office:value-type="string" calcext:value-type="string">
            <text:p>Domain Size</text:p>
          </table:table-cell>
          <table:table-cell table:style-name="ce26" office:value-type="string" calcext:value-type="string">
            <text:p>“-Y”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b</text:p>
          </table:table-cell>
          <table:table-cell table:style-name="ce25" table:formula="of:=[.M2]*(2-PI()/2)" office:value-type="float" office:value="0.214601836602552" calcext:value-type="float">
            <text:p>0.21460183660255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5" office:value-type="string" calcext:value-type="string">
            <text:p>Position of Sub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adial thickness of outer layer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/>
          <table:table-cell table:style-name="ce20" office:value-type="string" calcext:value-type="string">
            <text:p>POINT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Dimension points of Submarine</text:p>
          </table:table-cell>
          <table:table-cell office:value-type="float" office:value="4" calcext:value-type="float">
            <text:p>4</text:p>
          </table:table-cell>
          <table:table-cell table:style-name="ce22" table:formula="of:=-[.M2]" office:value-type="float" office:value="-0.5" calcext:value-type="float">
            <text:p>-0.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style-name="ce22" table:formula="of:=[.C8]" office:value-type="float" office:value="20" calcext:value-type="float">
            <text:p>20</text:p>
          </table:table-cell>
          <table:table-cell table:number-columns-repeated="2"/>
          <table:covered-table-cell table:style-name="ce7"/>
          <table:table-cell office:value-type="float" office:value="5" calcext:value-type="float">
            <text:p>5</text:p>
          </table:table-cell>
          <table:table-cell table:style-name="ce22" table:formula="of:=-([.M2]-[.M4])" office:value-type="float" office:value="-0.285398163397448" calcext:value-type="float">
            <text:p>-0.285398163397448</text:p>
          </table:table-cell>
          <table:table-cell table:style-name="ce22" table:formula="of:=[.M3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4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covered-table-cell table:style-name="ce7"/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M3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5</text:p>
          </table:table-cell>
          <table:table-cell table:style-name="ce22" table:formula="of:=[.C8]" office:value-type="float" office:value="20" calcext:value-type="float">
            <text:p>20</text:p>
          </table:table-cell>
          <table:table-cell table:number-columns-repeated="2"/>
          <table:covered-table-cell table:style-name="ce7"/>
          <table:table-cell office:value-type="float" office:value="8" calcext:value-type="float">
            <text:p>8</text:p>
          </table:table-cell>
          <table:table-cell table:style-name="ce22" table:formula="of:=-[.H10]" office:value-type="float" office:value="0.285398163397448" calcext:value-type="float">
            <text:p>0.285398163397448</text:p>
          </table:table-cell>
          <table:table-cell table:style-name="ce22" table:formula="of:=[.I10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covered-table-cell table:style-name="ce7"/>
          <table:table-cell office:value-type="float" office:value="10" calcext:value-type="float">
            <text:p>10</text:p>
          </table:table-cell>
          <table:table-cell table:style-name="ce22" table:formula="of:=[.M2]" office:value-type="float" office:value="0.5" calcext:value-type="float">
            <text:p>0.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H9]-[.I6]" office:value-type="float" office:value="-1.5" calcext:value-type="float">
            <text:p>-1.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BLOCK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H10]*(1+[.$I$6]/(SQRT([.H10]^2+[.I10]^2)))" office:value-type="float" office:value="-0.78112311481788" calcext:value-type="float">
            <text:p>-0.78</text:p>
          </table:table-cell>
          <table:table-cell table:formula="of:=[.I10]/[.H10]*[.H15]" office:value-type="float" office:value="1.36847957519979" calcext:value-type="float">
            <text:p>1.36847957519979</text:p>
          </table:table-cell>
          <table:table-cell table:number-columns-repeated="4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table:formula="of:=[.I11]+[.I6]"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formula="of:=[.C9]" office:value-type="float" office:value="20" calcext:value-type="float">
            <text:p>2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H12]*(1+[.$I$6]/(SQRT([.H12]^2+[.I12]^2)))" office:value-type="float" office:value="0.78112311481788" calcext:value-type="float">
            <text:p>0.78</text:p>
          </table:table-cell>
          <table:table-cell table:formula="of:=[.I12]/[.H12]*[.H17]" office:value-type="float" office:value="1.36847957519979" calcext:value-type="float">
            <text:p>1.36847957519979</text:p>
          </table:table-cell>
          <table:table-cell table:number-columns-repeated="4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formula="of:=[.B17]" office:value-type="float" office:value="20" calcext:value-type="float">
            <text:p>2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H13]+[.I6]" office:value-type="float" office:value="1.5" calcext:value-type="float">
            <text:p>1.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formula="of:=[.C18]" office:value-type="float" office:value="20" calcext:value-type="float">
            <text:p>20</text:p>
          </table:table-cell>
          <table:table-cell table:formula="of:=[.C20]" office:value-type="float" office:value="50" calcext:value-type="float">
            <text:p>5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I1]" office:value-type="float" office:value="-3" calcext:value-type="float">
            <text:p>-3.00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formula="of:=[.B16]" office:value-type="float" office:value="20" calcext:value-type="float">
            <text:p>20</text:p>
          </table:table-cell>
          <table:table-cell table:formula="of:=[.C11]" office:value-type="float" office:value="50" calcext:value-type="float">
            <text:p>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H19]" office:value-type="float" office:value="-3" calcext:value-type="float">
            <text:p>-3.00</text:p>
          </table:table-cell>
          <table:table-cell table:formula="of:=[.I15]" office:value-type="float" office:value="1.36847957519979" calcext:value-type="float">
            <text:p>1.36847957519979</text:p>
          </table:table-cell>
          <table:table-cell table:number-columns-repeated="4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formula="of:=[.B17]" office:value-type="float" office:value="20" calcext:value-type="float">
            <text:p>2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H19]" office:value-type="float" office:value="-3" calcext:value-type="float">
            <text:p>-3.00</text:p>
          </table:table-cell>
          <table:table-cell table:formula="of:=[.I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formula="of:=[.C13]" office:value-type="float" office:value="50" calcext:value-type="float">
            <text:p>50</text:p>
          </table:table-cell>
          <table:table-cell table:formula="of:=[.C21]" office:value-type="float" office:value="20" calcext:value-type="float">
            <text:p>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H15]" office:value-type="float" office:value="-0.78112311481788" calcext:value-type="float">
            <text:p>-0.78</text:p>
          </table:table-cell>
          <table:table-cell table:formula="of:=[.I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formula="of:=[.B22]" office:value-type="float" office:value="50" calcext:value-type="float">
            <text:p>50</text:p>
          </table:table-cell>
          <table:table-cell table:formula="of:=[.C20]" office:value-type="float" office:value="50" calcext:value-type="float">
            <text:p>5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H16]" office:value-type="float" office:value="0" calcext:value-type="float">
            <text:p>0.00</text:p>
          </table:table-cell>
          <table:table-cell table:formula="of:=[.I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formula="of:=[.C25]" office:value-type="float" office:value="10" calcext:value-type="float">
            <text:p>10</text:p>
          </table:table-cell>
          <table:table-cell table:formula="of:=[.C20]" office:value-type="float" office:value="50" calcext:value-type="float">
            <text:p>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H17]" office:value-type="float" office:value="0.78112311481788" calcext:value-type="float">
            <text:p>0.78</text:p>
          </table:table-cell>
          <table:table-cell table:formula="of:=[.I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formula="of:=[.B17]" office:value-type="float" office:value="20" calcext:value-type="float">
            <text:p>20</text:p>
          </table:table-cell>
          <table:table-cell table:formula="of:=[.C14]"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H26]" office:value-type="float" office:value="5" calcext:value-type="float">
            <text:p>5.00</text:p>
          </table:table-cell>
          <table:table-cell table:formula="of:=[.I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13" calcext:value-type="float">
            <text:p>13</text:p>
          </table:table-cell>
          <table:table-cell table:formula="of:=[.H27]" office:value-type="float" office:value="5" calcext:value-type="float">
            <text:p>5.00</text:p>
          </table:table-cell>
          <table:table-cell table:formula="of:=[.I20]" office:value-type="float" office:value="1.36847957519979" calcext:value-type="float">
            <text:p>1.3684795751997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12" calcext:value-type="float">
            <text:p>12</text:p>
          </table:table-cell>
          <table:table-cell table:formula="of:=[.I2]" office:value-type="float" office:value="5" calcext:value-type="float">
            <text:p>5.00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1:48:38.787165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4:57:23.550887095</meta:creation-date>
    <dc:date>2019-07-04T16:59:22.033624927</dc:date>
    <meta:editing-duration>PT6H9M19S</meta:editing-duration>
    <meta:editing-cycles>16</meta:editing-cycles>
    <meta:generator>LibreOffice/6.0.7.3$Linux_X86_64 LibreOffice_project/00m0$Build-3</meta:generator>
    <meta:document-statistic meta:table-count="2" meta:cell-count="292" meta:object-count="0"/>
  </office:meta>
</office:document-meta>
</file>